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96" style:family="table-row">
      <style:table-row-properties style:min-row-height="3.586cm"/>
    </style:style>
    <style:style style:name="Таблица1.134" style:family="table-row">
      <style:table-row-properties style:min-row-height="2.563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normal" style:font-weight-asian="normal" style:font-weight-complex="normal"/>
    </style:style>
    <style:style style:name="P7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en" fo:country="US" fo:font-weight="bold" style:font-weight-asian="bold" style:font-weight-complex="bold"/>
    </style:style>
    <style:style style:name="P11" style:family="paragraph" style:parent-style-name="Table_20_Contents"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0c0d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table:number-columns-spanned="2" office:value-type="string">
            <text:p text:style-name="P1">Ввод и вывод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ывод двух строк на экран</text:p>
          </table:table-cell>
          <table:table-cell table:style-name="Таблица1.A2" office:value-type="string">
            <text:p text:style-name="Table_20_Contents">print("hello world");</text:p>
            <text:p text:style-name="Table_20_Contents">print("i am Maxim");</text:p>
          </table:table-cell>
        </table:table-row>
        <table:table-row>
          <table:table-cell table:style-name="Таблица1.A3" office:value-type="string">
            <text:p text:style-name="Table_20_Contents">Вывод значения переменной на экран</text:p>
          </table:table-cell>
          <table:table-cell table:style-name="Таблица1.A2" office:value-type="string">
            <text:p text:style-name="Table_20_Contents">n = 15;</text:p>
            <text:p text:style-name="Table_20_Contents">print(n);</text:p>
          </table:table-cell>
        </table:table-row>
        <table:table-row>
          <table:table-cell table:style-name="Таблица1.A3" office:value-type="string">
            <text:p text:style-name="Table_20_Contents">Вывод составного сообщения</text:p>
          </table:table-cell>
          <table:table-cell table:style-name="Таблица1.A2" office:value-type="string">
            <text:p text:style-name="Table_20_Contents">n = 25;</text:p>
            <text:p text:style-name="Table_20_Contents">print("You are", n, "years old");</text:p>
          </table:table-cell>
        </table:table-row>
        <table:table-row>
          <table:table-cell table:style-name="Таблица1.A3" office:value-type="string">
            <text:p text:style-name="Table_20_Contents">Считывание двух <text:span text:style-name="T1">строк</text:span></text:p>
          </table:table-cell>
          <table:table-cell table:style-name="Таблица1.A2" office:value-type="string">
            <text:p text:style-name="Table_20_Contents">s1 = input();</text:p>
            <text:p text:style-name="Table_20_Contents">s2 = input();</text:p>
          </table:table-cell>
        </table:table-row>
        <table:table-row>
          <table:table-cell table:style-name="Таблица1.A3" office:value-type="string">
            <text:p text:style-name="Table_20_Contents">Считывание двух целых чисел</text:p>
          </table:table-cell>
          <table:table-cell table:style-name="Таблица1.A2" office:value-type="string">
            <text:p text:style-name="Table_20_Contents">a = int(input());</text:p>
            <text:p text:style-name="Table_20_Contents">b = int(input());</text:p>
          </table:table-cell>
        </table:table-row>
        <table:table-row>
          <table:table-cell table:style-name="Таблица1.A2" table:number-columns-spanned="2" office:value-type="string">
            <text:p text:style-name="P1">Базовые арифметические опера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водим два целых числа</text:p>
          </table:table-cell>
          <table:table-cell table:style-name="Таблица1.A2" office:value-type="string">
            <text:p text:style-name="Table_20_Contents">a = int(input());</text:p>
            <text:p text:style-name="Table_20_Contents">b = int(input());</text:p>
          </table:table-cell>
        </table:table-row>
        <table:table-row>
          <table:table-cell table:style-name="Таблица1.A3" office:value-type="string">
            <text:p text:style-name="Table_20_Contents">Сумма чисел</text:p>
          </table:table-cell>
          <table:table-cell table:style-name="Таблица1.A2" office:value-type="string">
            <text:p text:style-name="Table_20_Contents">c = a + b;</text:p>
          </table:table-cell>
        </table:table-row>
        <table:table-row>
          <table:table-cell table:style-name="Таблица1.A3" office:value-type="string">
            <text:p text:style-name="Table_20_Contents">Разность чисел</text:p>
          </table:table-cell>
          <table:table-cell table:style-name="Таблица1.A2" office:value-type="string">
            <text:p text:style-name="Table_20_Contents">c = a - b;</text:p>
          </table:table-cell>
        </table:table-row>
        <table:table-row>
          <table:table-cell table:style-name="Таблица1.A3" office:value-type="string">
            <text:p text:style-name="Table_20_Contents">Произведение чисел</text:p>
          </table:table-cell>
          <table:table-cell table:style-name="Таблица1.A2" office:value-type="string">
            <text:p text:style-name="Table_20_Contents">c = a * b;</text:p>
          </table:table-cell>
        </table:table-row>
        <table:table-row>
          <table:table-cell table:style-name="Таблица1.A3" office:value-type="string">
            <text:p text:style-name="Table_20_Contents">Целая часть от деления</text:p>
          </table:table-cell>
          <table:table-cell table:style-name="Таблица1.A2" office:value-type="string">
            <text:p text:style-name="Table_20_Contents">c = int(a / b);</text:p>
          </table:table-cell>
        </table:table-row>
        <table:table-row>
          <table:table-cell table:style-name="Таблица1.A3" office:value-type="string">
            <text:p text:style-name="Table_20_Contents">Остаток от деления</text:p>
          </table:table-cell>
          <table:table-cell table:style-name="Таблица1.A2" office:value-type="string">
            <text:p text:style-name="Table_20_Contents">c = a % b;</text:p>
          </table:table-cell>
        </table:table-row>
        <table:table-row>
          <table:table-cell table:style-name="Таблица1.A3" office:value-type="string">
            <text:p text:style-name="Table_20_Contents">Возведение числа в степень</text:p>
          </table:table-cell>
          <table:table-cell table:style-name="Таблица1.A2" office:value-type="string">
            <text:p text:style-name="Table_20_Contents">c = pow(a,b);</text:p>
          </table:table-cell>
        </table:table-row>
        <table:table-row>
          <table:table-cell table:style-name="Таблица1.A2" table:number-columns-spanned="2" office:value-type="string">
            <text:p text:style-name="P1">Логические конструк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равнение двух чисел и вывод результата на экран</text:p>
          </table:table-cell>
          <table:table-cell table:style-name="Таблица1.A2" office:value-type="string">
            <text:p text:style-name="P4">if (a &gt; b):</text:p>
            <text:p text:style-name="Table_20_Contents"><text:s text:c="4"/>print("A");</text:p>
            <text:p text:style-name="Table_20_Contents"><text:s text:c="4"/>print(a);</text:p>
            <text:p text:style-name="P4">elif (b &gt; a):</text:p>
            <text:p text:style-name="Table_20_Contents"><text:s text:c="4"/>print("B");</text:p>
            <text:p text:style-name="Table_20_Contents"><text:s text:c="4"/>print(b);</text:p>
            <text:p text:style-name="P4">else:</text:p>
            <text:p text:style-name="Table_20_Contents"><text:s text:c="4"/>print("A = B");</text:p>
          </table:table-cell>
        </table:table-row>
        <table:table-row>
          <table:table-cell table:style-name="Таблица1.A3" office:value-type="string">
            <text:p text:style-name="Table_20_Contents">Логическое <text:span text:style-name="T1">И</text:span></text:p>
          </table:table-cell>
          <table:table-cell table:style-name="Таблица1.A2" office:value-type="string">
            <text:p text:style-name="Table_20_Contents">if (a &gt; 0) <text:span text:style-name="T1">and</text:span> (b &gt; 0):</text:p>
            <text:p text:style-name="Table_20_Contents"><text:s text:c="4"/>print("YES");</text:p>
            <text:p text:style-name="Table_20_Contents">else:</text:p>
            <text:p text:style-name="Table_20_Contents"><text:s text:c="4"/>print("NO");</text:p>
          </table:table-cell>
        </table:table-row>
        <table:table-row>
          <table:table-cell table:style-name="Таблица1.A3" office:value-type="string">
            <text:p text:style-name="Table_20_Contents">Логическое <text:span text:style-name="T1">ИЛИ</text:span></text:p>
          </table:table-cell>
          <table:table-cell table:style-name="Таблица1.A2" office:value-type="string">
            <text:p text:style-name="Table_20_Contents">if (a == 0) <text:span text:style-name="T1">or</text:span> (b == 0):</text:p>
            <text:p text:style-name="Table_20_Contents"><text:s text:c="4"/>print("YES");</text:p>
            <text:p text:style-name="Table_20_Contents">else:</text:p>
            <text:p text:style-name="Table_20_Contents"><text:s text:c="4"/>print("NO");</text:p>
          </table:table-cell>
        </table:table-row>
        <table:table-row>
          <table:table-cell table:style-name="Таблица1.A3" office:value-type="string">
            <text:p text:style-name="Table_20_Contents">Работа с логическими переменными</text:p>
          </table:table-cell>
          <table:table-cell table:style-name="Таблица1.A2" office:value-type="string">
            <text:p text:style-name="Table_20_Contents">x = <text:span text:style-name="T1">False</text:span>;</text:p>
            <text:p text:style-name="Table_20_Contents">if (x == <text:span text:style-name="T1">True</text:span>):</text:p>
            <text:p text:style-name="Table_20_Contents"><text:s text:c="4"/>print("YES");</text:p>
            <text:p text:style-name="Table_20_Contents">else:</text:p>
            <text:p text:style-name="Table_20_Contents"><text:s text:c="4"/>print("NO");</text:p>
          </table:table-cell>
        </table:table-row>
        <text:soft-page-break/>
        <table:table-row>
          <table:table-cell table:style-name="Таблица1.A3" office:value-type="string">
            <text:p text:style-name="Table_20_Contents">Более сложное сравнение</text:p>
          </table:table-cell>
          <table:table-cell table:style-name="Таблица1.A2" office:value-type="string">
            <text:p text:style-name="Table_20_Contents">if (a <text:span text:style-name="T1">&gt;=</text:span> 100) == True:</text:p>
            <text:p text:style-name="Table_20_Contents"><text:s text:c="4"/>print("OK");</text:p>
          </table:table-cell>
        </table:table-row>
        <table:table-row>
          <table:table-cell table:style-name="Таблица1.A2" table:number-columns-spanned="2" office:value-type="string">
            <text:p text:style-name="P1">Комментар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комментариев</text:p>
          </table:table-cell>
          <table:table-cell table:style-name="Таблица1.A2" office:value-type="string">
            <text:p text:style-name="Table_20_Contents"># comment number 1</text:p>
            <text:p text:style-name="Table_20_Contents"># comment number 2</text:p>
          </table:table-cell>
        </table:table-row>
        <table:table-row>
          <table:table-cell table:style-name="Таблица1.A2" table:number-columns-spanned="2" office:value-type="string">
            <text:p text:style-name="P1">Цикл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Цикл <text:span text:style-name="T3">while</text:span></text:p>
          </table:table-cell>
          <table:table-cell table:style-name="Таблица1.A2" office:value-type="string">
            <text:p text:style-name="Table_20_Contents">while (i &lt; n):</text:p>
            <text:p text:style-name="Table_20_Contents"><text:s text:c="4"/>print(i);</text:p>
            <text:p text:style-name="Table_20_Contents"><text:s text:c="4"/>i+=1;</text:p>
          </table:table-cell>
        </table:table-row>
        <table:table-row>
          <table:table-cell table:style-name="Таблица1.A3" office:value-type="string">
            <text:p text:style-name="P5">Цикл <text:span text:style-name="T3">for</text:span></text:p>
            <text:p text:style-name="P6">Вывод чисел 0, 1, 2, 3, 4</text:p>
          </table:table-cell>
          <table:table-cell table:style-name="Таблица1.A2" office:value-type="string">
            <text:p text:style-name="Table_20_Contents">for i in range(0,5):</text:p>
            <text:p text:style-name="Table_20_Contents"><text:s text:c="4"/>print(i);</text:p>
          </table:table-cell>
        </table:table-row>
        <table:table-row>
          <table:table-cell table:style-name="Таблица1.A2" table:number-columns-spanned="2" office:value-type="string">
            <text:p text:style-name="P1">Массив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массива</text:p>
          </table:table-cell>
          <table:table-cell table:style-name="Таблица1.A2" office:value-type="string">
            <text:p text:style-name="Table_20_Contents">mass = [];</text:p>
          </table:table-cell>
        </table:table-row>
        <table:table-row>
          <table:table-cell table:style-name="Таблица1.A3" office:value-type="string">
            <text:p text:style-name="Table_20_Contents">Считывание элементов массива</text:p>
          </table:table-cell>
          <table:table-cell table:style-name="Таблица1.A2" office:value-type="string">
            <text:p text:style-name="Table_20_Contents">for i in range(0,5):</text:p>
            <text:p text:style-name="Table_20_Contents"><text:s text:c="4"/>x = int(input())</text:p>
            <text:p text:style-name="Table_20_Contents"><text:s text:c="4"/>mass.append(x);</text:p>
          </table:table-cell>
        </table:table-row>
        <table:table-row>
          <table:table-cell table:style-name="Таблица1.A3" office:value-type="string">
            <text:p text:style-name="Table_20_Contents">Вывод элементов массива на экран</text:p>
          </table:table-cell>
          <table:table-cell table:style-name="Таблица1.A2" office:value-type="string">
            <text:p text:style-name="Table_20_Contents">for i in range(0,5):</text:p>
            <text:p text:style-name="Table_20_Contents"><text:s text:c="4"/>print(mass[i]);</text:p>
          </table:table-cell>
        </table:table-row>
        <table:table-row>
          <table:table-cell table:style-name="Таблица1.A3" office:value-type="string">
            <text:p text:style-name="Table_20_Contents">Получить определённый элемент массива</text:p>
          </table:table-cell>
          <table:table-cell table:style-name="Таблица1.A2" office:value-type="string">
            <text:p text:style-name="Table_20_Contents">k = mass[2];</text:p>
          </table:table-cell>
        </table:table-row>
        <table:table-row>
          <table:table-cell table:style-name="Таблица1.A3" office:value-type="string">
            <text:p text:style-name="Table_20_Contents">Заменить определённый элемент массива</text:p>
          </table:table-cell>
          <table:table-cell table:style-name="Таблица1.A2" office:value-type="string">
            <text:p text:style-name="Table_20_Contents">mass[3] = 4500;</text:p>
          </table:table-cell>
        </table:table-row>
        <table:table-row>
          <table:table-cell table:style-name="Таблица1.A3" office:value-type="string">
            <text:p text:style-name="Table_20_Contents">Удалить последний элемент из массива и записать его значение в переменную <text:span text:style-name="T3">d</text:span></text:p>
          </table:table-cell>
          <table:table-cell table:style-name="Таблица1.A2" office:value-type="string">
            <text:p text:style-name="Table_20_Contents">d = mass.pop();</text:p>
            <text:p text:style-name="Table_20_Contents">print("Deleted",d);</text:p>
          </table:table-cell>
        </table:table-row>
        <table:table-row>
          <table:table-cell table:style-name="Таблица1.A3" office:value-type="string">
            <text:p text:style-name="Table_20_Contents">Перевернуть массив</text:p>
          </table:table-cell>
          <table:table-cell table:style-name="Таблица1.A2" office:value-type="string">
            <text:p text:style-name="Table_20_Contents">mass.reverse();</text:p>
          </table:table-cell>
        </table:table-row>
        <table:table-row>
          <table:table-cell table:style-name="Таблица1.A3" office:value-type="string">
            <text:p text:style-name="Table_20_Contents">Сумма элементов массива</text:p>
          </table:table-cell>
          <table:table-cell table:style-name="Таблица1.A2" office:value-type="string">
            <text:p text:style-name="Table_20_Contents">x = sum(mass);</text:p>
          </table:table-cell>
        </table:table-row>
        <table:table-row>
          <table:table-cell table:style-name="Таблица1.A3" office:value-type="string">
            <text:p text:style-name="Table_20_Contents">Максимальный элемент массива</text:p>
          </table:table-cell>
          <table:table-cell table:style-name="Таблица1.A2" office:value-type="string">
            <text:p text:style-name="Table_20_Contents">x = max(mass);</text:p>
          </table:table-cell>
        </table:table-row>
        <table:table-row>
          <table:table-cell table:style-name="Таблица1.A3" office:value-type="string">
            <text:p text:style-name="Table_20_Contents">Минимальный элемент массива</text:p>
          </table:table-cell>
          <table:table-cell table:style-name="Таблица1.A2" office:value-type="string">
            <text:p text:style-name="Table_20_Contents">x = min(mass);</text:p>
          </table:table-cell>
        </table:table-row>
        <table:table-row>
          <table:table-cell table:style-name="Таблица1.A3" office:value-type="string">
            <text:p text:style-name="Table_20_Contents">Длина массива</text:p>
          </table:table-cell>
          <table:table-cell table:style-name="Таблица1.A2" office:value-type="string">
            <text:p text:style-name="Table_20_Contents">x = len(mass);</text:p>
          </table:table-cell>
        </table:table-row>
        <table:table-row>
          <table:table-cell table:style-name="Таблица1.A3" office:value-type="string">
            <text:p text:style-name="Table_20_Contents">Удалить все элементы массива</text:p>
          </table:table-cell>
          <table:table-cell table:style-name="Таблица1.A2" office:value-type="string">
            <text:p text:style-name="Table_20_Contents">mass.clear();</text:p>
          </table:table-cell>
        </table:table-row>
        <table:table-row>
          <table:table-cell table:style-name="Таблица1.A2" table:number-columns-spanned="2" office:value-type="string">
            <text:p text:style-name="P1">Строк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строки</text:p>
          </table:table-cell>
          <table:table-cell table:style-name="Таблица1.A2" office:value-type="string">
            <text:p text:style-name="Table_20_Contents">s = "hello";</text:p>
          </table:table-cell>
        </table:table-row>
        <table:table-row>
          <table:table-cell table:style-name="Таблица1.A3" office:value-type="string">
            <text:p text:style-name="Table_20_Contents">Сложение строк</text:p>
          </table:table-cell>
          <table:table-cell table:style-name="Таблица1.A2" office:value-type="string">
            <text:p text:style-name="Table_20_Contents">s += "world";</text:p>
          </table:table-cell>
        </table:table-row>
        <table:table-row>
          <table:table-cell table:style-name="Таблица1.A3" office:value-type="string">
            <text:p text:style-name="Table_20_Contents">Вывод строки на экран</text:p>
          </table:table-cell>
          <table:table-cell table:style-name="Таблица1.A2" office:value-type="string">
            <text:p text:style-name="Table_20_Contents">print(s);</text:p>
          </table:table-cell>
        </table:table-row>
        <table:table-row>
          <table:table-cell table:style-name="Таблица1.A3" office:value-type="string">
            <text:p text:style-name="Table_20_Contents">Получение определённого символа строки</text:p>
          </table:table-cell>
          <table:table-cell table:style-name="Таблица1.A2" office:value-type="string">
            <text:p text:style-name="Table_20_Contents">c = s[5];</text:p>
          </table:table-cell>
        </table:table-row>
        <table:table-row>
          <table:table-cell table:style-name="Таблица1.A3" office:value-type="string">
            <text:p text:style-name="Table_20_Contents">Сравнение строк</text:p>
          </table:table-cell>
          <table:table-cell table:style-name="Таблица1.A2" office:value-type="string">
            <text:p text:style-name="Table_20_Contents">if(s1 == s2):</text:p>
            <text:p text:style-name="Table_20_Contents"><text:s text:c="4"/>print("YES");</text:p>
          </table:table-cell>
        </table:table-row>
        <table:table-row>
          <table:table-cell table:style-name="Таблица1.A3" office:value-type="string">
            <text:p text:style-name="Table_20_Contents">Длина строки</text:p>
          </table:table-cell>
          <table:table-cell table:style-name="Таблица1.A2" office:value-type="string">
            <text:p text:style-name="Table_20_Contents">n = len(s);</text:p>
          </table:table-cell>
        </table:table-row>
        <table:table-row>
          <table:table-cell table:style-name="Таблица1.A3" office:value-type="string">
            <text:p text:style-name="Table_20_Contents">Получить срез строки <text:span text:style-name="T3">s1</text:span><text:span text:style-name="T2"> </text:span>и записать его значение в <text:span text:style-name="T3">s2 </text:span><text:span text:style-name="T4"><text:s/></text:span><text:span text:style-name="T7">(</text:span><text:span text:style-name="T4">s2 = </text:span><text:span text:style-name="T5">234</text:span><text:span text:style-name="T4">)</text:span></text:p>
          </table:table-cell>
          <table:table-cell table:style-name="Таблица1.A2" office:value-type="string">
            <text:p text:style-name="Table_20_Contents">s1 = "0123456789";</text:p>
            <text:p text:style-name="Table_20_Contents">s2 = s1[2:5];</text:p>
          </table:table-cell>
        </table:table-row>
        <table:table-row>
          <table:table-cell table:style-name="Таблица1.A3" office:value-type="string">
            <text:p text:style-name="Table_20_Contents">Перевод строки в верхний регистр</text:p>
          </table:table-cell>
          <table:table-cell table:style-name="Таблица1.A2" office:value-type="string">
            <text:p text:style-name="Table_20_Contents">s = s.upper();</text:p>
          </table:table-cell>
        </table:table-row>
        <table:table-row>
          <table:table-cell table:style-name="Таблица1.A3" office:value-type="string">
            <text:p text:style-name="Table_20_Contents">Перевод строки в нижний регистр</text:p>
          </table:table-cell>
          <table:table-cell table:style-name="Таблица1.A2" office:value-type="string">
            <text:p text:style-name="Table_20_Contents">s = s.lower();</text:p>
          </table:table-cell>
        </table:table-row>
        <text:soft-page-break/>
        <table:table-row>
          <table:table-cell table:style-name="Таблица1.A3" office:value-type="string">
            <text:p text:style-name="Table_20_Contents">Поиск подстроки в строке</text:p>
          </table:table-cell>
          <table:table-cell table:style-name="Таблица1.A2" office:value-type="string">
            <text:p text:style-name="Table_20_Contents">n = s.find("abc");</text:p>
          </table:table-cell>
        </table:table-row>
        <table:table-row>
          <table:table-cell table:style-name="Таблица1.A3" office:value-type="string">
            <text:p text:style-name="Table_20_Contents">Разбить строку по разделителю и записать результат в массив</text:p>
          </table:table-cell>
          <table:table-cell table:style-name="Таблица1.A2" office:value-type="string">
            <text:p text:style-name="Table_20_Contents">mass = [];</text:p>
            <text:p text:style-name="Table_20_Contents">mass = s.split("_");</text:p>
          </table:table-cell>
        </table:table-row>
        <table:table-row>
          <table:table-cell table:style-name="Таблица1.A3" office:value-type="string">
            <text:p text:style-name="Table_20_Contents">Записать элементы массива в строку с разделителем "_"</text:p>
          </table:table-cell>
          <table:table-cell table:style-name="Таблица1.A2" office:value-type="string">
            <text:p text:style-name="Table_20_Contents">s = "_".join(mass);</text:p>
          </table:table-cell>
        </table:table-row>
        <table:table-row>
          <table:table-cell table:style-name="Таблица1.A2" table:number-columns-spanned="2" office:value-type="string">
            <text:p text:style-name="P2">Преобразование тип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ывод на экран типа переменной <text:span text:style-name="T3">x</text:span></text:p>
          </table:table-cell>
          <table:table-cell table:style-name="Таблица1.A2" office:value-type="string">
            <text:p text:style-name="Table_20_Contents">print(type(x));</text:p>
          </table:table-cell>
        </table:table-row>
        <table:table-row>
          <table:table-cell table:style-name="Таблица1.A3" office:value-type="string">
            <text:p text:style-name="P5">Перевод в целое число</text:p>
          </table:table-cell>
          <table:table-cell table:style-name="Таблица1.A2" office:value-type="string">
            <text:p text:style-name="Table_20_Contents">x = int(x);</text:p>
          </table:table-cell>
        </table:table-row>
        <table:table-row>
          <table:table-cell table:style-name="Таблица1.A3" office:value-type="string">
            <text:p text:style-name="Table_20_Contents">Перевод в вещественное число</text:p>
          </table:table-cell>
          <table:table-cell table:style-name="Таблица1.A2" office:value-type="string">
            <text:p text:style-name="Table_20_Contents">x = float(x);</text:p>
          </table:table-cell>
        </table:table-row>
        <table:table-row>
          <table:table-cell table:style-name="Таблица1.A3" office:value-type="string">
            <text:p text:style-name="Table_20_Contents">Перевод из числа в строку</text:p>
          </table:table-cell>
          <table:table-cell table:style-name="Таблица1.A2" office:value-type="string">
            <text:p text:style-name="Table_20_Contents">s = str(n);</text:p>
          </table:table-cell>
        </table:table-row>
        <table:table-row>
          <table:table-cell table:style-name="Таблица1.A2" table:number-columns-spanned="2" office:value-type="string">
            <text:p text:style-name="P1">Математические опера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Модуль числа</text:p>
          </table:table-cell>
          <table:table-cell table:style-name="Таблица1.A2" office:value-type="string">
            <text:p text:style-name="Table_20_Contents">m = abs(n);</text:p>
          </table:table-cell>
        </table:table-row>
        <table:table-row>
          <table:table-cell table:style-name="Таблица1.A3" office:value-type="string">
            <text:p text:style-name="Table_20_Contents">Код символа</text:p>
          </table:table-cell>
          <table:table-cell table:style-name="Таблица1.A2" office:value-type="string">
            <text:p text:style-name="Table_20_Contents">n = ord('A');</text:p>
          </table:table-cell>
        </table:table-row>
        <table:table-row>
          <table:table-cell table:style-name="Таблица1.A3" office:value-type="string">
            <text:p text:style-name="Table_20_Contents">Получить символ по его коду</text:p>
          </table:table-cell>
          <table:table-cell table:style-name="Таблица1.A2" office:value-type="string">
            <text:p text:style-name="Table_20_Contents">c = chr(67);</text:p>
          </table:table-cell>
        </table:table-row>
        <table:table-row>
          <table:table-cell table:style-name="Таблица1.A3" office:value-type="string">
            <text:p text:style-name="Table_20_Contents">Сохранить в переменную <text:span text:style-name="T3">x</text:span><text:span text:style-name="T2"> </text:span><text:span text:style-name="T6">целую часть от деления </text:span><text:span text:style-name="T3">a</text:span><text:span text:style-name="T2"> </text:span><text:span text:style-name="T6">на </text:span><text:span text:style-name="T3">b</text:span><text:span text:style-name="T2">, </text:span><text:span text:style-name="T6">а в переменную </text:span><text:span text:style-name="T3">y</text:span><text:span text:style-name="T2"> </text:span><text:span text:style-name="T6">сохранить остаток от деления</text:span></text:p>
          </table:table-cell>
          <table:table-cell table:style-name="Таблица1.A2" office:value-type="string">
            <text:p text:style-name="Table_20_Contents">x,y = divmod(a,b);</text:p>
          </table:table-cell>
        </table:table-row>
        <table:table-row>
          <table:table-cell table:style-name="Таблица1.A3" office:value-type="string">
            <text:p text:style-name="Table_20_Contents">Перевод целого числа в двоичную систему и сохранение результата в строку</text:p>
          </table:table-cell>
          <table:table-cell table:style-name="Таблица1.A2" office:value-type="string">
            <text:p text:style-name="Table_20_Contents">s1 = bin(n);</text:p>
          </table:table-cell>
        </table:table-row>
        <table:table-row>
          <table:table-cell table:style-name="Таблица1.A3" office:value-type="string">
            <text:p text:style-name="Table_20_Contents">Перевод целого числа в шестнадцатеричную систему и сохранение результата в строку</text:p>
          </table:table-cell>
          <table:table-cell table:style-name="Таблица1.A2" office:value-type="string">
            <text:p text:style-name="Table_20_Contents">s2 = hex(n);</text:p>
          </table:table-cell>
        </table:table-row>
        <table:table-row>
          <table:table-cell table:style-name="Таблица1.A3" office:value-type="string">
            <text:p text:style-name="Table_20_Contents">Перевод целого числа в восьмеричную систему и сохранение результата в строку</text:p>
          </table:table-cell>
          <table:table-cell table:style-name="Таблица1.A2" office:value-type="string">
            <text:p text:style-name="Table_20_Contents">s3 = oct(n);</text:p>
          </table:table-cell>
        </table:table-row>
        <table:table-row>
          <table:table-cell table:style-name="Таблица1.A3" office:value-type="string">
            <text:p text:style-name="Table_20_Contents">Подключаем библиотеку math</text:p>
          </table:table-cell>
          <table:table-cell table:style-name="Таблица1.A2" office:value-type="string">
            <text:p text:style-name="Table_20_Contents">import math</text:p>
          </table:table-cell>
        </table:table-row>
        <table:table-row>
          <table:table-cell table:style-name="Таблица1.A3" office:value-type="string">
            <text:p text:style-name="P5">Получаем значение числа <text:span text:style-name="T2">PI</text:span></text:p>
          </table:table-cell>
          <table:table-cell table:style-name="Таблица1.A2" office:value-type="string">
            <text:p text:style-name="Table_20_Contents">p = math.pi;</text:p>
          </table:table-cell>
        </table:table-row>
        <table:table-row>
          <table:table-cell table:style-name="Таблица1.A3" office:value-type="string">
            <text:p text:style-name="Table_20_Contents">Вычисляем радиану по углу и считаем синус и косинус угла</text:p>
          </table:table-cell>
          <table:table-cell table:style-name="Таблица1.A2" office:value-type="string">
            <text:p text:style-name="Table_20_Contents">rad = x * math.pi / 180;</text:p>
            <text:p text:style-name="Table_20_Contents">s = round(math.sin(rad),2);</text:p>
            <text:p text:style-name="Table_20_Contents">c = round(math.cos(rad),2);</text:p>
          </table:table-cell>
        </table:table-row>
        <table:table-row>
          <table:table-cell table:style-name="Таблица1.A3" office:value-type="string">
            <text:p text:style-name="Table_20_Contents">Округление числа до определённого знака после запятой</text:p>
          </table:table-cell>
          <table:table-cell table:style-name="Таблица1.A2" office:value-type="string">
            <text:p text:style-name="Table_20_Contents">x = round(17.123456,3);</text:p>
          </table:table-cell>
        </table:table-row>
        <table:table-row>
          <table:table-cell table:style-name="Таблица1.A3" office:value-type="string">
            <text:p text:style-name="Table_20_Contents">Корень числа</text:p>
          </table:table-cell>
          <table:table-cell table:style-name="Таблица1.A2" office:value-type="string">
            <text:p text:style-name="Table_20_Contents">x = math.sqrt(64.5);</text:p>
          </table:table-cell>
        </table:table-row>
        <table:table-row>
          <table:table-cell table:style-name="Таблица1.A3" office:value-type="string">
            <text:p text:style-name="Table_20_Contents">Арксинус</text:p>
          </table:table-cell>
          <table:table-cell table:style-name="Таблица1.A2" office:value-type="string">
            <text:p text:style-name="Table_20_Contents">myArcSin = <text:span text:style-name="T1">math.asin</text:span>(mySin);</text:p>
          </table:table-cell>
        </table:table-row>
        <table:table-row>
          <table:table-cell table:style-name="Таблица1.A3" office:value-type="string">
            <text:p text:style-name="Table_20_Contents">Арккосинус</text:p>
          </table:table-cell>
          <table:table-cell table:style-name="Таблица1.A2" office:value-type="string">
            <text:p text:style-name="Table_20_Contents">myArcCos = <text:span text:style-name="T1">math.acos</text:span>(myCos);</text:p>
          </table:table-cell>
        </table:table-row>
        <table:table-row>
          <table:table-cell table:style-name="Таблица1.A3" office:value-type="string">
            <text:p text:style-name="Table_20_Contents">Логарифм по основанию <text:span text:style-name="T3">a</text:span><text:span text:style-name="T2"> </text:span><text:span text:style-name="T6">от </text:span><text:span text:style-name="T3">b</text:span></text:p>
          </table:table-cell>
          <table:table-cell table:style-name="Таблица1.A2" office:value-type="string">
            <text:p text:style-name="Table_20_Contents">x = math.log(b,a);</text:p>
          </table:table-cell>
        </table:table-row>
        <table:table-row>
          <table:table-cell table:style-name="Таблица1.A2" table:number-columns-spanned="2" office:value-type="string">
            <text:p text:style-name="P3">Random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библиотеку</text:p>
          </table:table-cell>
          <table:table-cell table:style-name="Таблица1.A2" office:value-type="string">
            <text:p text:style-name="Table_20_Contents">import random</text:p>
          </table:table-cell>
        </table:table-row>
        <table:table-row>
          <table:table-cell table:style-name="Таблица1.A3" office:value-type="string">
            <text:p text:style-name="Table_20_Contents">Получаем целое случайное число от 0 до 9 включительно</text:p>
          </table:table-cell>
          <table:table-cell table:style-name="Таблица1.A2" office:value-type="string">
            <text:p text:style-name="Table_20_Contents">r = int(random.random() * 1000) % 10;</text:p>
            <text:p text:style-name="Table_20_Contents">print(r);</text:p>
          </table:table-cell>
        </table:table-row>
        <table:table-row>
          <table:table-cell table:style-name="Таблица1.A2" table:number-columns-spanned="2" office:value-type="string">
            <text:p text:style-name="P1">Словар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словаря</text:p>
          </table:table-cell>
          <table:table-cell table:style-name="Таблица1.A2" office:value-type="string">
            <text:p text:style-name="Table_20_Contents">d = {};</text:p>
          </table:table-cell>
        </table:table-row>
        <text:soft-page-break/>
        <table:table-row>
          <table:table-cell table:style-name="Таблица1.A3" office:value-type="string">
            <text:p text:style-name="Table_20_Contents">Получение длины словаря</text:p>
          </table:table-cell>
          <table:table-cell table:style-name="Таблица1.A2" office:value-type="string">
            <text:p text:style-name="Table_20_Contents">n = len(d);</text:p>
          </table:table-cell>
        </table:table-row>
        <table:table-row>
          <table:table-cell table:style-name="Таблица1.A3" office:value-type="string">
            <text:p text:style-name="Table_20_Contents">Задание значений переменных в словаре</text:p>
          </table:table-cell>
          <table:table-cell table:style-name="Таблица1.A2" office:value-type="string">
            <text:p text:style-name="Table_20_Contents">d['posX'] = 10;</text:p>
            <text:p text:style-name="Table_20_Contents">d['posY'] = 20;</text:p>
          </table:table-cell>
        </table:table-row>
        <table:table-row>
          <table:table-cell table:style-name="Таблица1.A3" office:value-type="string">
            <text:p text:style-name="Table_20_Contents">Получение значения переменной в словаре</text:p>
          </table:table-cell>
          <table:table-cell table:style-name="Таблица1.A2" office:value-type="string">
            <text:p text:style-name="Table_20_Contents">x = d['posX'];</text:p>
          </table:table-cell>
        </table:table-row>
        <table:table-row>
          <table:table-cell table:style-name="Таблица1.A3" office:value-type="string">
            <text:p text:style-name="Table_20_Contents">Удалить всё содержимое словаря</text:p>
          </table:table-cell>
          <table:table-cell table:style-name="Таблица1.A2" office:value-type="string">
            <text:p text:style-name="Table_20_Contents">d.clear();</text:p>
          </table:table-cell>
        </table:table-row>
        <table:table-row>
          <table:table-cell table:style-name="Таблица1.A2" table:number-columns-spanned="2" office:value-type="string">
            <text:p text:style-name="P1">Множество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множества</text:p>
          </table:table-cell>
          <table:table-cell table:style-name="Таблица1.A2" office:value-type="string">
            <text:p text:style-name="Table_20_Contents">m = set();</text:p>
          </table:table-cell>
        </table:table-row>
        <table:table-row>
          <table:table-cell table:style-name="Таблица1.A3" office:value-type="string">
            <text:p text:style-name="Table_20_Contents">Добавление элементов во множество</text:p>
          </table:table-cell>
          <table:table-cell table:style-name="Таблица1.A2" office:value-type="string">
            <text:p text:style-name="Table_20_Contents">m.add(20);</text:p>
            <text:p text:style-name="Table_20_Contents">m.add(30);</text:p>
          </table:table-cell>
        </table:table-row>
        <table:table-row>
          <table:table-cell table:style-name="Таблица1.A3" office:value-type="string">
            <text:p text:style-name="Table_20_Contents">Получение длины множества</text:p>
          </table:table-cell>
          <table:table-cell table:style-name="Таблица1.A2" office:value-type="string">
            <text:p text:style-name="Table_20_Contents">n = len(m);</text:p>
          </table:table-cell>
        </table:table-row>
        <table:table-row>
          <table:table-cell table:style-name="Таблица1.A3" office:value-type="string">
            <text:p text:style-name="Table_20_Contents">Проверка на наличие элемента во множестве</text:p>
          </table:table-cell>
          <table:table-cell table:style-name="Таблица1.A2" office:value-type="string">
            <text:p text:style-name="Table_20_Contents">b = 30 in m;</text:p>
          </table:table-cell>
        </table:table-row>
        <table:table-row>
          <table:table-cell table:style-name="Таблица1.A3" office:value-type="string">
            <text:p text:style-name="Table_20_Contents">Удалить содержимое множества</text:p>
          </table:table-cell>
          <table:table-cell table:style-name="Таблица1.A2" office:value-type="string">
            <text:p text:style-name="Table_20_Contents">m.clear();</text:p>
          </table:table-cell>
        </table:table-row>
        <table:table-row>
          <table:table-cell table:style-name="Таблица1.A2" table:number-columns-spanned="2" office:value-type="string">
            <text:p text:style-name="P1">Функ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функции, считающей сумму чисел</text:p>
            <text:p text:style-name="P7">Обычные переменные передаются по значению</text:p>
          </table:table-cell>
          <table:table-cell table:style-name="Таблица1.A2" office:value-type="string">
            <text:p text:style-name="Table_20_Contents">def summa(a,b):</text:p>
            <text:p text:style-name="Table_20_Contents"><text:s text:c="4"/>c = a + b;</text:p>
            <text:p text:style-name="Table_20_Contents"><text:s text:c="4"/>return c;</text:p>
          </table:table-cell>
        </table:table-row>
        <table:table-row>
          <table:table-cell table:style-name="Таблица1.A3" office:value-type="string">
            <text:p text:style-name="Table_20_Contents">Вызов функции</text:p>
          </table:table-cell>
          <table:table-cell table:style-name="Таблица1.A2" office:value-type="string">
            <text:p text:style-name="Table_20_Contents">ans = summa(4,5);</text:p>
          </table:table-cell>
        </table:table-row>
        <table:table-row>
          <table:table-cell table:style-name="Таблица1.A3" office:value-type="string">
            <text:p text:style-name="Table_20_Contents">Создание функции, увеличивающей элементы массива в 2 раза</text:p>
            <text:p text:style-name="P7">Массивы передаются по ссылке</text:p>
          </table:table-cell>
          <table:table-cell table:style-name="Таблица1.A2" office:value-type="string">
            <text:p text:style-name="Table_20_Contents">def changeMass(arr):</text:p>
            <text:p text:style-name="Table_20_Contents"><text:s text:c="4"/>n = len(arr);</text:p>
            <text:p text:style-name="Table_20_Contents"><text:s text:c="4"/>for i in range(0,n):</text:p>
            <text:p text:style-name="Table_20_Contents"><text:s text:c="8"/>arr[i] *= 2;</text:p>
          </table:table-cell>
        </table:table-row>
        <table:table-row>
          <table:table-cell table:style-name="Таблица1.A3" office:value-type="string">
            <text:p text:style-name="Table_20_Contents">Вызов функции</text:p>
          </table:table-cell>
          <table:table-cell table:style-name="Таблица1.A2" office:value-type="string">
            <text:p text:style-name="Table_20_Contents"><text:span text:style-name="T2">m</text:span>ass = [10,20,30,40];</text:p>
            <text:p text:style-name="Table_20_Contents">changeMass(mass);</text:p>
          </table:table-cell>
        </table:table-row>
        <table:table-row>
          <table:table-cell table:style-name="Таблица1.A3" office:value-type="string">
            <text:p text:style-name="Table_20_Contents">Создание функции, возвращающей квадрат и куб числа</text:p>
            <text:p text:style-name="P7">Функция может возвращать несколько значений</text:p>
          </table:table-cell>
          <table:table-cell table:style-name="Таблица1.A2" office:value-type="string">
            <text:p text:style-name="Table_20_Contents">def getKvadrAndCube(x):</text:p>
            <text:p text:style-name="Table_20_Contents"><text:s text:c="4"/>kvadr = x * x;</text:p>
            <text:p text:style-name="Table_20_Contents"><text:s text:c="4"/>cube = x * x * x;</text:p>
            <text:p text:style-name="Table_20_Contents"><text:s text:c="4"/>return kvadr,cube;</text:p>
          </table:table-cell>
        </table:table-row>
        <table:table-row>
          <table:table-cell table:style-name="Таблица1.A3" office:value-type="string">
            <text:p text:style-name="Table_20_Contents">Вызов функции</text:p>
          </table:table-cell>
          <table:table-cell table:style-name="Таблица1.A2" office:value-type="string">
            <text:p text:style-name="Table_20_Contents">c1,c2 = getKvadrAndCube(5);</text:p>
            <text:p text:style-name="Table_20_Contents">print(c1,c2);</text:p>
          </table:table-cell>
        </table:table-row>
        <table:table-row table:style-name="Таблица1.96">
          <table:table-cell table:style-name="Таблица1.A3" office:value-type="string">
            <text:p text:style-name="Table_20_Contents">Обращение из функции к внешней переменной</text:p>
            <text:p text:style-name="Table_20_Contents"/>
            <text:p text:style-name="Table_20_Contents">После вызова функции значение переменной <text:span text:style-name="T3">a </text:span><text:span text:style-name="T6">увеличится на единицу</text:span></text:p>
          </table:table-cell>
          <table:table-cell table:style-name="Таблица1.A2" office:value-type="string">
            <text:p text:style-name="Table_20_Contents">a = 5;</text:p>
            <text:p text:style-name="Table_20_Contents"/>
            <text:p text:style-name="Table_20_Contents">def incA():</text:p>
            <text:p text:style-name="Table_20_Contents"><text:s text:c="4"/><text:span text:style-name="T1">global a;</text:span></text:p>
            <text:p text:style-name="Table_20_Contents"><text:s text:c="4"/>a += 1;</text:p>
            <text:p text:style-name="Table_20_Contents"/>
            <text:p text:style-name="Table_20_Contents">incA();</text:p>
          </table:table-cell>
        </table:table-row>
        <table:table-row>
          <table:table-cell table:style-name="Таблица1.A2" table:number-columns-spanned="2" office:value-type="string">
            <text:p text:style-name="P1">Файл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или перезапись файла</text:p>
          </table:table-cell>
          <table:table-cell table:style-name="Таблица1.A2" office:value-type="string">
            <text:p text:style-name="Table_20_Contents">f = open("myFile.txt", 'w');</text:p>
            <text:p text:style-name="Table_20_Contents">f.close();</text:p>
          </table:table-cell>
        </table:table-row>
        <table:table-row>
          <table:table-cell table:style-name="Таблица1.A3" office:value-type="string">
            <text:p text:style-name="Table_20_Contents">Добавление строк в файл</text:p>
          </table:table-cell>
          <table:table-cell table:style-name="Таблица1.A2" office:value-type="string">
            <text:p text:style-name="Table_20_Contents">f = open("myFile.txt", 'a');</text:p>
            <text:p text:style-name="Table_20_Contents">f.write("hello world\n");</text:p>
            <text:p text:style-name="Table_20_Contents">f.write("I am Maxim\n");</text:p>
            <text:p text:style-name="Table_20_Contents">f.close();</text:p>
          </table:table-cell>
        </table:table-row>
        <text:soft-page-break/>
        <table:table-row>
          <table:table-cell table:style-name="Таблица1.A3" office:value-type="string">
            <text:p text:style-name="Table_20_Contents">Чтение всех строк из файла и вывод их на экран</text:p>
          </table:table-cell>
          <table:table-cell table:style-name="Таблица1.A2" office:value-type="string">
            <text:p text:style-name="Table_20_Contents">f = open("myFile.txt", 'r');</text:p>
            <text:p text:style-name="P4">for s in f:</text:p>
            <text:p text:style-name="P4"><text:s text:c="4"/>print(s);</text:p>
            <text:p text:style-name="Table_20_Contents">f.close();</text:p>
          </table:table-cell>
        </table:table-row>
        <table:table-row>
          <table:table-cell table:style-name="Таблица1.A2" table:number-columns-spanned="2" office:value-type="string">
            <text:p text:style-name="P1">Модул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ём файл с функциями и называем его <text:span text:style-name="T1">myModul.py</text:span></text:p>
          </table:table-cell>
          <table:table-cell table:style-name="Таблица1.A2" office:value-type="string">
            <text:p text:style-name="Table_20_Contents">def getSum(a,b):</text:p>
            <text:p text:style-name="Table_20_Contents"><text:s text:c="4"/>return (a+b);</text:p>
            <text:p text:style-name="Table_20_Contents"/>
            <text:p text:style-name="Table_20_Contents">def getRaz(a,b):</text:p>
            <text:p text:style-name="Table_20_Contents"><text:s text:c="4"/>return (a-b);</text:p>
          </table:table-cell>
        </table:table-row>
        <table:table-row>
          <table:table-cell table:style-name="Таблица1.A3" office:value-type="string">
            <text:p text:style-name="Table_20_Contents">В файле с основной программой подключаем модуль и используем его функции</text:p>
          </table:table-cell>
          <table:table-cell table:style-name="Таблица1.A2" office:value-type="string">
            <text:p text:style-name="Table_20_Contents">import <text:span text:style-name="T1">myModul</text:span></text:p>
            <text:p text:style-name="Table_20_Contents"/>
            <text:p text:style-name="Table_20_Contents">s = myModul.getSum(2,3);</text:p>
            <text:p text:style-name="Table_20_Contents">r = myModul.getRaz(8,7);</text:p>
          </table:table-cell>
        </table:table-row>
        <table:table-row>
          <table:table-cell table:style-name="Таблица1.A2" table:number-columns-spanned="2" office:value-type="string">
            <text:p text:style-name="P1">Класс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сание собственного класса</text:p>
            <text:p text:style-name="Table_20_Contents"/>
            <text:p text:style-name="Table_20_Contents">В начале описания каждого метода класса должен стоять параметр <text:span text:style-name="T1">self</text:span></text:p>
            <text:p text:style-name="P5"/>
          </table:table-cell>
          <table:table-cell table:style-name="Таблица1.A2" office:value-type="string">
            <text:p text:style-name="Table_20_Contents">class myClass:</text:p>
            <text:p text:style-name="Table_20_Contents"><text:s text:c="4"/>def <text:span text:style-name="T1">setValues</text:span>(self,aa,bb):</text:p>
            <text:p text:style-name="Table_20_Contents"><text:s text:c="8"/>self.a = aa;</text:p>
            <text:p text:style-name="Table_20_Contents"><text:s text:c="8"/>self.b = bb;</text:p>
            <text:p text:style-name="Table_20_Contents"><text:s text:c="4"/>def <text:span text:style-name="T1">writeValues</text:span>(self):</text:p>
            <text:p text:style-name="Table_20_Contents"><text:s text:c="8"/>print(self.a,self.b);</text:p>
            <text:p text:style-name="Table_20_Contents"><text:s text:c="4"/>def <text:span text:style-name="T1">getSum</text:span>(self):</text:p>
            <text:p text:style-name="Table_20_Contents"><text:s text:c="8"/>return (self.a+self.b);</text:p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>Создание экземпляров класса</text:p>
          </table:table-cell>
          <table:table-cell table:style-name="Таблица1.A2" office:value-type="string">
            <text:p text:style-name="Table_20_Contents">x = myClass();</text:p>
            <text:p text:style-name="Table_20_Contents">y = myClass();</text:p>
          </table:table-cell>
        </table:table-row>
        <table:table-row>
          <table:table-cell table:style-name="Таблица1.A3" office:value-type="string">
            <text:p text:style-name="Table_20_Contents">Вызов методов экземпляров класса</text:p>
          </table:table-cell>
          <table:table-cell table:style-name="Таблица1.A2" office:value-type="string">
            <text:p text:style-name="Table_20_Contents">x.setValues(10,20);</text:p>
            <text:p text:style-name="Table_20_Contents">y.setValues(45,55);</text:p>
            <text:p text:style-name="Table_20_Contents"/>
            <text:p text:style-name="Table_20_Contents">x.writeValues();</text:p>
            <text:p text:style-name="Table_20_Contents">y.writeValues();</text:p>
            <text:p text:style-name="Table_20_Contents"/>
            <text:p text:style-name="Table_20_Contents">print(x.getSum());</text:p>
            <text:p text:style-name="Table_20_Contents">print(y.getSum());</text:p>
          </table:table-cell>
        </table:table-row>
        <table:table-row>
          <table:table-cell table:style-name="Таблица1.A3" office:value-type="string">
            <text:p text:style-name="Table_20_Contents"><text:span text:style-name="T1">Наследование</text:span> полей и методов класса</text:p>
          </table:table-cell>
          <table:table-cell table:style-name="Таблица1.A2" office:value-type="string">
            <text:p text:style-name="Table_20_Contents">class myClassNext(<text:span text:style-name="T1">myClass</text:span>):</text:p>
            <text:p text:style-name="Table_20_Contents"><text:s text:c="4"/>def <text:span text:style-name="T1">getPro</text:span>(self):</text:p>
            <text:p text:style-name="Table_20_Contents"><text:s text:c="8"/>return (self.a * self.b);</text:p>
          </table:table-cell>
        </table:table-row>
        <table:table-row>
          <table:table-cell table:style-name="Таблица1.A3" office:value-type="string">
            <text:p text:style-name="Table_20_Contents">Тестирование класса</text:p>
          </table:table-cell>
          <table:table-cell table:style-name="Таблица1.A2" office:value-type="string">
            <text:p text:style-name="Table_20_Contents">z = myClassNext();</text:p>
            <text:p text:style-name="Table_20_Contents">z.setValues(15,4);</text:p>
            <text:p text:style-name="Table_20_Contents">print(z.getPro());</text:p>
          </table:table-cell>
        </table:table-row>
        <table:table-row>
          <table:table-cell table:style-name="Таблица1.A3" office:value-type="string">
            <text:p text:style-name="Table_20_Contents">Создание класса, в котором один метод вызывает другой метод</text:p>
          </table:table-cell>
          <table:table-cell table:style-name="Таблица1.A2" office:value-type="string">
            <text:p text:style-name="Table_20_Contents">class figura:</text:p>
            <text:p text:style-name="Table_20_Contents"><text:s text:c="4"/>def <text:span text:style-name="T1">initValues</text:span>(self,a11,a22):</text:p>
            <text:p text:style-name="Table_20_Contents"><text:s text:c="8"/>self.a1 = a11;</text:p>
            <text:p text:style-name="Table_20_Contents"><text:s text:c="8"/>self.a2 = a22;</text:p>
            <text:p text:style-name="Table_20_Contents"><text:s text:c="4"/>def <text:span text:style-name="T1">getSum</text:span>(self):</text:p>
            <text:p text:style-name="Table_20_Contents"><text:s text:c="8"/>return(self.a1 + self.a2);</text:p>
            <text:p text:style-name="Table_20_Contents"><text:s text:c="4"/>def <text:span text:style-name="T1">getPerimetr</text:span>(self):</text:p>
            <text:p text:style-name="Table_20_Contents"><text:s text:c="8"/>return (<text:span text:style-name="T9">self.getSum()</text:span> * 2);</text:p>
          </table:table-cell>
        </table:table-row>
        <text:soft-page-break/>
        <table:table-row>
          <table:table-cell table:style-name="Таблица1.A3" office:value-type="string">
            <text:p text:style-name="Table_20_Contents">Тестирование класса</text:p>
          </table:table-cell>
          <table:table-cell table:style-name="Таблица1.A2" office:value-type="string">
            <text:p text:style-name="Table_20_Contents">f = figura();</text:p>
            <text:p text:style-name="Table_20_Contents">f.initValues(5,12);</text:p>
            <text:p text:style-name="Table_20_Contents">print(f.getPerimetr());</text:p>
          </table:table-cell>
        </table:table-row>
        <table:table-row>
          <table:table-cell table:style-name="Таблица1.A2" table:number-columns-spanned="2" office:value-type="string">
            <text:p text:style-name="P2">Двумерные массив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двумерного массива размером</text:p>
            <text:p text:style-name="P9"><text:span text:style-name="T1">n</text:span> <text:span text:style-name="T6">строк и </text:span><text:span text:style-name="T1">m</text:span> <text:span text:style-name="T6">столбцов</text:span></text:p>
          </table:table-cell>
          <table:table-cell table:style-name="Таблица1.A2" office:value-type="string">
            <text:p text:style-name="Table_20_Contents">mass = [];</text:p>
            <text:p text:style-name="Table_20_Contents"/>
            <text:p text:style-name="Table_20_Contents">for i in range(0,n):</text:p>
            <text:p text:style-name="Table_20_Contents"><text:s text:c="4"/>mass.append([]);</text:p>
            <text:p text:style-name="Table_20_Contents"/>
            <text:p text:style-name="Table_20_Contents">for i in range(0,n):</text:p>
            <text:p text:style-name="Table_20_Contents"><text:s text:c="4"/>for j in range(0,m):</text:p>
            <text:p text:style-name="Table_20_Contents"><text:s text:c="8"/>mass[i].append(0);</text:p>
          </table:table-cell>
        </table:table-row>
        <table:table-row>
          <table:table-cell table:style-name="Таблица1.A3" office:value-type="string">
            <text:p text:style-name="Table_20_Contents">Ввод элементов двумерного массива</text:p>
          </table:table-cell>
          <table:table-cell table:style-name="Таблица1.A2" office:value-type="string">
            <text:p text:style-name="Table_20_Contents">for i in range(0,n):</text:p>
            <text:p text:style-name="Table_20_Contents"><text:s text:c="4"/>for j in range(0,m):</text:p>
            <text:p text:style-name="Table_20_Contents"><text:s text:c="8"/>mass[i][j] = int(input());</text:p>
          </table:table-cell>
        </table:table-row>
        <table:table-row>
          <table:table-cell table:style-name="Таблица1.A3" office:value-type="string">
            <text:p text:style-name="Table_20_Contents">Вывод элементов двумерного массива на экран</text:p>
          </table:table-cell>
          <table:table-cell table:style-name="Таблица1.A2" office:value-type="string">
            <text:p text:style-name="Table_20_Contents">for i in range(0,n):</text:p>
            <text:p text:style-name="Table_20_Contents"><text:s text:c="4"/>for j in range(0,m):</text:p>
            <text:p text:style-name="Table_20_Contents"><text:s text:c="8"/>print(mass[i][j]); <text:s/></text:p>
          </table:table-cell>
        </table:table-row>
        <table:table-row>
          <table:table-cell table:style-name="Таблица1.A3" office:value-type="string">
            <text:p text:style-name="Table_20_Contents">Получить значение определённого элемента</text:p>
          </table:table-cell>
          <table:table-cell table:style-name="Таблица1.A2" office:value-type="string">
            <text:p text:style-name="Table_20_Contents">x = mass[0][2];</text:p>
          </table:table-cell>
        </table:table-row>
        <table:table-row>
          <table:table-cell table:style-name="Таблица1.A3" office:value-type="string">
            <text:p text:style-name="Table_20_Contents">Задать значение определённого элемента</text:p>
          </table:table-cell>
          <table:table-cell table:style-name="Таблица1.A2" office:value-type="string">
            <text:p text:style-name="Table_20_Contents">mass[1][0] = 75;</text:p>
          </table:table-cell>
        </table:table-row>
        <table:table-row>
          <table:table-cell table:style-name="Таблица1.A2" table:number-columns-spanned="2" office:value-type="string">
            <text:p text:style-name="P1">Массив объект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шем собственный класс</text:p>
          </table:table-cell>
          <table:table-cell table:style-name="Таблица1.A2" office:value-type="string">
            <text:p text:style-name="Table_20_Contents">class myNumber:</text:p>
            <text:p text:style-name="Table_20_Contents"><text:s text:c="4"/>def setValue(self,xx):</text:p>
            <text:p text:style-name="Table_20_Contents"><text:s text:c="8"/>self.x = xx;</text:p>
            <text:p text:style-name="Table_20_Contents"><text:s text:c="4"/>def write(self):</text:p>
            <text:p text:style-name="Table_20_Contents"><text:s text:c="8"/>print("___",self.x,"___");</text:p>
          </table:table-cell>
        </table:table-row>
        <table:table-row>
          <table:table-cell table:style-name="Таблица1.A3" office:value-type="string">
            <text:p text:style-name="Table_20_Contents">Создадим массив объектов</text:p>
          </table:table-cell>
          <table:table-cell table:style-name="Таблица1.A2" office:value-type="string">
            <text:p text:style-name="Table_20_Contents">mass = [];</text:p>
            <text:p text:style-name="Table_20_Contents"/>
            <text:p text:style-name="Table_20_Contents">for i in range(0,n):</text:p>
            <text:p text:style-name="Table_20_Contents"><text:s text:c="4"/>mass.append( myNumber() );</text:p>
          </table:table-cell>
        </table:table-row>
        <table:table-row>
          <table:table-cell table:style-name="Таблица1.A3" office:value-type="string">
            <text:p text:style-name="Table_20_Contents">Тестируем методы объектов</text:p>
          </table:table-cell>
          <table:table-cell table:style-name="Таблица1.A2" office:value-type="string">
            <text:p text:style-name="Table_20_Contents">for i in range(0,n):</text:p>
            <text:p text:style-name="Table_20_Contents"><text:s text:c="4"/>mass[i].setValue(i * i);</text:p>
            <text:p text:style-name="Table_20_Contents"/>
            <text:p text:style-name="Table_20_Contents">for i in range(0,n):</text:p>
            <text:p text:style-name="Table_20_Contents"><text:s text:c="4"/>mass[i].write();</text:p>
          </table:table-cell>
        </table:table-row>
        <table:table-row>
          <table:table-cell table:style-name="Таблица1.A2" table:number-columns-spanned="2" office:value-type="string">
            <text:p text:style-name="P1">Аналог списк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дим класс, описывающий элемент односвязного списка</text:p>
          </table:table-cell>
          <table:table-cell table:style-name="Таблица1.A2" office:value-type="string">
            <text:p text:style-name="P12">class elem:</text:p>
            <text:p text:style-name="P12"><text:s text:c="4"/>def setValue(self,x):</text:p>
            <text:p text:style-name="P12"><text:s text:c="8"/>self.value = x;</text:p>
            <text:p text:style-name="P12"><text:s text:c="4"/>def setNext(self,obj):</text:p>
            <text:p text:style-name="P12"><text:s text:c="8"/>self.nextElem = obj;</text:p>
          </table:table-cell>
        </table:table-row>
        <table:table-row>
          <table:table-cell table:style-name="Таблица1.A3" office:value-type="string">
            <text:p text:style-name="Table_20_Contents">Создадим опорные элементы для работы со списком</text:p>
          </table:table-cell>
          <table:table-cell table:style-name="Таблица1.A2" office:value-type="string">
            <text:p text:style-name="Table_20_Contents">first = elem();</text:p>
            <text:p text:style-name="Table_20_Contents">last = first;</text:p>
          </table:table-cell>
        </table:table-row>
        <table:table-row>
          <table:table-cell table:style-name="Таблица1.A3" office:value-type="string">
            <text:p text:style-name="Table_20_Contents">Считаем <text:span text:style-name="T3">n</text:span><text:span text:style-name="T2"> ч</text:span><text:span text:style-name="T6">исел и сформируем список</text:span></text:p>
          </table:table-cell>
          <table:table-cell table:style-name="Таблица1.A2" office:value-type="string">
            <text:p text:style-name="Table_20_Contents">for i in range(0,n):</text:p>
            <text:p text:style-name="Table_20_Contents"><text:s text:c="3"/><text:span text:style-name="T1"><text:s/>x = int(input());</text:span></text:p>
            <text:p text:style-name="Table_20_Contents"><text:s text:c="4"/>last.setValue(x);</text:p>
            <text:p text:style-name="Table_20_Contents"><text:soft-page-break/><text:s text:c="4"/>q = elem();</text:p>
            <text:p text:style-name="Table_20_Contents"><text:s text:c="4"/>last.setNext(q);</text:p>
            <text:p text:style-name="Table_20_Contents"><text:s text:c="4"/>last = q;</text:p>
          </table:table-cell>
        </table:table-row>
        <table:table-row>
          <table:table-cell table:style-name="Таблица1.A3" office:value-type="string">
            <text:p text:style-name="Table_20_Contents">Выведем элементы списка на экран</text:p>
          </table:table-cell>
          <table:table-cell table:style-name="Таблица1.A2" office:value-type="string">
            <text:p text:style-name="Table_20_Contents">q = first;</text:p>
            <text:p text:style-name="Table_20_Contents">while(q.nextElem != -1):</text:p>
            <text:p text:style-name="Table_20_Contents"><text:s text:c="4"/><text:span text:style-name="T1">print(q.value);</text:span></text:p>
            <text:p text:style-name="Table_20_Contents"><text:s text:c="4"/>q = q.nextElem;</text:p>
          </table:table-cell>
        </table:table-row>
        <table:table-row>
          <table:table-cell table:style-name="Таблица1.A2" table:number-columns-spanned="2" office:value-type="string">
            <text:p text:style-name="P1">Файлы (продолжение)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библиотеку</text:p>
          </table:table-cell>
          <table:table-cell table:style-name="Таблица1.A2" office:value-type="string">
            <text:p text:style-name="Table_20_Contents">import os</text:p>
          </table:table-cell>
        </table:table-row>
        <table:table-row>
          <table:table-cell table:style-name="Таблица1.A3" office:value-type="string">
            <text:p text:style-name="Table_20_Contents">Удаляем файл</text:p>
          </table:table-cell>
          <table:table-cell table:style-name="Таблица1.A2" office:value-type="string">
            <text:p text:style-name="Table_20_Contents">os.remove('myFile.txt');</text:p>
          </table:table-cell>
        </table:table-row>
        <table:table-row>
          <table:table-cell table:style-name="Таблица1.A3" office:value-type="string">
            <text:p text:style-name="Table_20_Contents">Проверка существования файла</text:p>
          </table:table-cell>
          <table:table-cell table:style-name="Таблица1.A2" office:value-type="string">
            <text:p text:style-name="Table_20_Contents">b = os.path.exists('myFile.txt');</text:p>
          </table:table-cell>
        </table:table-row>
        <table:table-row>
          <table:table-cell table:style-name="Таблица1.A3" office:value-type="string">
            <text:p text:style-name="Table_20_Contents">Переименовать файл</text:p>
          </table:table-cell>
          <table:table-cell table:style-name="Таблица1.A2" office:value-type="string">
            <text:p text:style-name="Table_20_Contents">os.rename('myFile.txt','abcd.txt');</text:p>
          </table:table-cell>
        </table:table-row>
        <table:table-row>
          <table:table-cell table:style-name="Таблица1.A2" table:number-columns-spanned="2" office:value-type="string">
            <text:p text:style-name="P3">Web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5">Создадим папку, в которой будет хранится наш проект</text:p>
            <text:p text:style-name="P5">Внутри данной папки создадим файл <text:span text:style-name="T1">server.</text:span><text:span text:style-name="T3">py</text:span></text:p>
            <text:p text:style-name="P10"/>
            <text:p text:style-name="P6">Пишем в файле <text:span text:style-name="T1">server.</text:span><text:span text:style-name="T3">py</text:span><text:span text:style-name="T2"> </text:span>следующий код</text:p>
          </table:table-cell>
          <table:covered-table-cell/>
        </table:table-row>
        <table:table-row table:style-name="Таблица1.134">
          <table:table-cell table:style-name="Таблица1.A2" table:number-columns-spanned="2" office:value-type="string">
            <text:p text:style-name="P8">from http.server import HTTPServer, CGIHTTPRequestHandler</text:p>
            <text:p text:style-name="P8">server_address = ("", 8000)</text:p>
            <text:p text:style-name="P8">httpd = HTTPServer(server_address, CGIHTTPRequestHandler)</text:p>
            <text:p text:style-name="P8">httpd.serve_forever()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Table_20_Contents">Внутри папки с проектом создадим папку <text:span text:style-name="T1">cgi-bin</text:span></text:p>
            <text:p text:style-name="P4"/>
            <text:p text:style-name="P13">В папке <text:span text:style-name="T1">cgi-bin </text:span>создадим 2 файла</text:p>
            <text:p text:style-name="P11">p1.py —<text:span text:style-name="T6"> страница ввода</text:span></text:p>
            <text:p text:style-name="P11">p2.py —<text:span text:style-name="T6"> страница вывода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Table_20_Contents">Пишем следующий код на странице <text:span text:style-name="T3">p1.py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4">#!/usr/bin/env python3</text:p>
            <text:p text:style-name="P14"/>
            <text:p text:style-name="P14">import cgi</text:p>
            <text:p text:style-name="P14">import html</text:p>
            <text:p text:style-name="P14">import sys</text:p>
            <text:p text:style-name="P14">import codecs</text:p>
            <text:p text:style-name="P14"/>
            <text:p text:style-name="P14">sys.stdout = codecs.getwriter("utf-8")(sys.stdout.detach());</text:p>
            <text:p text:style-name="P14"/>
            <text:p text:style-name="P14">print("Content-type: text/html\n");</text:p>
            <text:p text:style-name="P14">print();</text:p>
            <text:p text:style-name="P14"/>
            <text:p text:style-name="P14">print("""</text:p>
            <text:p text:style-name="P14">&lt;!doctype html&gt;</text:p>
            <text:p text:style-name="P14">&lt;html&gt;</text:p>
            <text:p text:style-name="P14">&lt;head&gt;</text:p>
            <text:p text:style-name="P14"><text:tab/>&lt;meta charset="UTF-8" /&gt;</text:p>
            <text:p text:style-name="P14"><text:tab/>&lt;title&gt;Ввод данных&lt;/title&gt;</text:p>
            <text:p text:style-name="P14">&lt;/head&gt;</text:p>
            <text:p text:style-name="P14">&lt;body&gt;</text:p>
            <text:p text:style-name="P14"/>
            <text:p text:style-name="P14">&lt;p&gt;Форма ввода&lt;/p&gt;</text:p>
            <text:p text:style-name="P14"/>
            <text:p text:style-name="P14"><text:soft-page-break/>&lt;form action = "/cgi-bin/p2.py"&gt;</text:p>
            <text:p text:style-name="P14"><text:s text:c="9"/>t1 &lt;input type="text" id="t1" <text:s/>value="" size="30" maxlength = "25" name = 't1' /&gt;&lt;br&gt;&lt;br&gt;</text:p>
            <text:p text:style-name="P14"><text:tab/><text:tab/> t2 &lt;input type="text" id="t2" <text:s/>value="" size="30" maxlength = "25" name = 't2' /&gt;&lt;br&gt;&lt;br&gt;</text:p>
            <text:p text:style-name="P14"><text:tab/><text:tab/> t3 &lt;input type="text" id="t3" <text:s/>value="" size="30" maxlength = "25" name = 't3' /&gt;&lt;br&gt;&lt;br&gt;</text:p>
            <text:p text:style-name="P14"><text:tab/><text:tab/> &lt;input type="submit" id = "b1" value="Отправить" /&gt;</text:p>
            <text:p text:style-name="P14">&lt;/form&gt;</text:p>
            <text:p text:style-name="P14"/>
            <text:p text:style-name="P14">&lt;/body&gt;</text:p>
            <text:p text:style-name="P14">&lt;/html&gt;</text:p>
            <text:p text:style-name="P14">""")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Table_20_Contents">Пишем следующий код на странице <text:span text:style-name="T8">p2.py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4">#!/usr/bin/env python3</text:p>
            <text:p text:style-name="P14"/>
            <text:p text:style-name="P14">import cgi</text:p>
            <text:p text:style-name="P14">import html</text:p>
            <text:p text:style-name="P14">import sys</text:p>
            <text:p text:style-name="P14">import codecs</text:p>
            <text:p text:style-name="P14"/>
            <text:p text:style-name="P14">sys.stdout = codecs.getwriter("utf-8")(sys.stdout.detach());</text:p>
            <text:p text:style-name="P14"/>
            <text:p text:style-name="P14">form = cgi.FieldStorage();</text:p>
            <text:p text:style-name="P14"/>
            <text:p text:style-name="P14">t1 = form.getfirst("t1", "пусто");</text:p>
            <text:p text:style-name="P14">t2 = form.getfirst("t2", "пусто");</text:p>
            <text:p text:style-name="P14">t3 = form.getfirst("t3", "пусто");</text:p>
            <text:p text:style-name="P14"/>
            <text:p text:style-name="P14">t1 = html.escape(t1);</text:p>
            <text:p text:style-name="P14">t2 = html.escape(t2);</text:p>
            <text:p text:style-name="P14">t3 = html.escape(t3);</text:p>
            <text:p text:style-name="P14"/>
            <text:p text:style-name="P14">print("Content-type: text/html\n");</text:p>
            <text:p text:style-name="P14">print();</text:p>
            <text:p text:style-name="P14"/>
            <text:p text:style-name="P14">print("""</text:p>
            <text:p text:style-name="P14">&lt;!doctype html&gt;</text:p>
            <text:p text:style-name="P14">&lt;html&gt;</text:p>
            <text:p text:style-name="P14">&lt;head&gt;</text:p>
            <text:p text:style-name="P14"><text:tab/>&lt;meta charset="UTF-8" /&gt;</text:p>
            <text:p text:style-name="P14"><text:tab/>&lt;title&gt;Результат&lt;/title&gt;</text:p>
            <text:p text:style-name="P14">&lt;/head&gt;</text:p>
            <text:p text:style-name="P14">&lt;body&gt;</text:p>
            <text:p text:style-name="P14">""");</text:p>
            <text:p text:style-name="P14"/>
            <text:p text:style-name="P14"/>
            <text:p text:style-name="P14">print("&lt;h1&gt;Вывод данных&lt;/h1&gt;")</text:p>
            <text:p text:style-name="P14"/>
            <text:p text:style-name="P14">print("&lt;p&gt;Текст 1: {}&lt;/p&gt;".format(t1));</text:p>
            <text:p text:style-name="P14">print("&lt;p&gt;Текст 2: {}&lt;/p&gt;".format(t2));</text:p>
            <text:p text:style-name="P14">print("&lt;p&gt;Текст 3: {}&lt;/p&gt;".format(t3));</text:p>
            <text:p text:style-name="P14"/>
            <text:p text:style-name="P14">print("""</text:p>
            <text:p text:style-name="P14">&lt;/body&gt;</text:p>
            <text:p text:style-name="P14">&lt;/html&gt;</text:p>
            <text:p text:style-name="P14">""")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Работа с <text:span text:style-name="T2">MySql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библиотеку</text:p>
          </table:table-cell>
          <table:table-cell table:style-name="Таблица1.A2" office:value-type="string">
            <text:p text:style-name="Table_20_Contents">import mysql.connector</text:p>
          </table:table-cell>
        </table:table-row>
        <table:table-row>
          <table:table-cell table:style-name="Таблица1.A2" table:number-columns-spanned="2" office:value-type="string">
            <text:p text:style-name="P7">Создаём функцию для добавления строки в таблицу</text:p>
            <text:p text:style-name="Table_20_Contents"/>
            <text:p text:style-name="P14">def insertString(s):</text:p>
            <text:p text:style-name="P14"><text:soft-page-break/><text:s text:c="4"/>myConnect = mysql.connector.connect( host = 'localhost', database = 'b4', user = 'root', password = '' );</text:p>
            <text:p text:style-name="P14"><text:s text:c="4"/>myQuery = myConnect.cursor();</text:p>
            <text:p text:style-name="P14"><text:s text:c="4"/>q = "insert into t (t1) values('" + s + "');";</text:p>
            <text:p text:style-name="P14"><text:s text:c="4"/>myQuery.execute(q)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7">Создаём функцию для вывода содержимого таблицы на экран</text:p>
            <text:p text:style-name="Table_20_Contents"/>
            <text:p text:style-name="P14">def printStrings():</text:p>
            <text:p text:style-name="P14"><text:s text:c="4"/>myConnect = mysql.connector.connect( host = 'localhost', database = 'b4', user = 'root', password = '' );</text:p>
            <text:p text:style-name="P14"><text:s text:c="4"/>myQuery = myConnect.cursor();</text:p>
            <text:p text:style-name="P14"><text:s text:c="4"/>q = "select <text:span text:style-name="T10">t0,t1,t2</text:span> from t;";</text:p>
            <text:p text:style-name="P14"><text:s text:c="4"/>myQuery.execute(q);</text:p>
            <text:p text:style-name="P14"><text:s text:c="4"/>row = myQuery.fetchone();</text:p>
            <text:p text:style-name="P14"><text:s text:c="4"/>while row is not None:</text:p>
            <text:p text:style-name="P14"><text:s text:c="8"/>print(row[0],row[1]);</text:p>
            <text:p text:style-name="P14"><text:s text:c="8"/>row = myQuery.fetchone();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Maxim</meta:initial-creator>
    <meta:creation-date>2016-11-14T10:28:40.47</meta:creation-date>
    <meta:generator>LibreOffice/5.1.6.2$Linux_X86_64 LibreOffice_project/10m0$Build-2</meta:generator>
    <dc:date>2018-01-18T21:29:52.814808662</dc:date>
    <meta:editing-duration>PT10H35S</meta:editing-duration>
    <meta:editing-cycles>258</meta:editing-cycles>
    <meta:document-statistic meta:table-count="1" meta:image-count="0" meta:object-count="0" meta:page-count="9" meta:paragraph-count="463" meta:word-count="1501" meta:character-count="10589" meta:non-whitespace-character-count="9105"/>
  </office:meta>
</office:document-meta>
</file>